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173.45mm" svg:height="85.34mm" svg:x="46.27mm" svg:y="1.07mm">
            <loext:p draw:notify-on-update-of-ranges="Лист1.A1:Лист1.A5 Лист1.B1:Лист1.B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-3.5" calcext:value-type="float">
            <text:p>-3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93649167310371" calcext:value-type="float">
            <text:p>1,9364916731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-0.5" calcext:value-type="float">
            <text:p>-0,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9">00.00.0000</text:date>, <text:time style:data-style-name="N2" text:time-value="21:17:58.12913364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7T20:33:46.312000000</meta:creation-date>
    <dc:date>2016-08-29T09:55:11.033863767</dc:date>
    <meta:editing-duration>PT1H55M55S</meta:editing-duration>
    <meta:editing-cycles>3</meta:editing-cycles>
    <meta:generator>LibreOffice/5.0.6.2$Linux_x86 LibreOffice_project/00m0$Build-2</meta:generator>
    <meta:document-statistic meta:table-count="1" meta:cell-count="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3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circle" chart:symbol-width="0.35cm" chart:symbol-height="0.3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7.346cm" svg:height="8.535cm" xlink:href=".." xlink:type="simple" chart:class="chart:scatter" chart:style-name="ch1">
        <chart:plot-area chart:style-name="ch2" table:cell-range-address="Лист1.A1:Лист1.B5" svg:x="0.346cm" svg:y="0.17cm" svg:width="16.654cm" svg:height="8.195cm">
          <chartooo:coordinate-region svg:x="0.492cm" svg:y="0.369cm" svg:width="16.414cm" svg:height="7.797cm"/>
          <chart:axis chart:dimension="x" chart:name="primary-x" chart:style-name="ch3"/>
          <chart:axis chart:dimension="y" chart:name="primary-y" chart:style-name="ch4"/>
          <chart:series chart:style-name="ch5" chart:values-cell-range-address="Лист1.B1:Лист1.B5" chart:class="chart:scatter">
            <chart:domain table:cell-range-address="Лист1.A1:Лист1.A5"/>
            <chart:data-point chart:repeated="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.5">
                <text:p>-3.5</text:p>
                <draw:g>
                  <svg:desc>Лист1.A1:Лист1.A5</svg:desc>
                </draw:g>
              </table:table-cell>
              <table:table-cell office:value-type="float" office:value="0">
                <text:p>0</text:p>
                <draw:g>
                  <svg:desc>Лист1.B1:Лист1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93649167310371">
                <text:p>1.936491673103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